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erriweather" svg:font-family="Merriweath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size="13pt" fo:font-style="italic" style:font-size-asian="13pt" style:font-style-asian="italic" style:font-size-complex="13pt"/>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5in" fo:margin-right="0in" fo:text-indent="0in" style:auto-text-indent="false"/>
      <style:text-properties fo:font-size="13pt" style:font-size-asian="13pt" style:font-size-complex="13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Standard" style:master-page-name="Standard">
      <style:paragraph-properties fo:text-align="center" style:justify-single-word="false" style:page-number="1"/>
    </style:style>
    <style:style style:name="T1" style:family="text">
      <style:text-properties style:font-name="Merriweather" fo:font-size="26pt" fo:font-weight="bold" style:font-name-asian="Merriweather1" style:font-size-asian="26pt" style:font-weight-asian="bold" style:font-name-complex="Merriweather1" style:font-size-complex="26pt"/>
    </style:style>
    <style:style style:name="T2" style:family="text">
      <style:text-properties fo:font-size="13pt" style:text-underline-style="solid" style:text-underline-width="auto" style:text-underline-color="font-color" style:font-size-asian="13pt" style:font-size-complex="13pt"/>
    </style:style>
    <style:style style:name="T3" style:family="text">
      <style:text-properties fo:font-size="13pt" style:font-size-asian="13pt" style:font-size-complex="13pt"/>
    </style:style>
    <style:style style:name="T4" style:family="text">
      <style:text-properties fo:font-size="13pt" fo:font-style="italic" style:font-size-asian="13pt" style:font-style-asian="italic" style:font-size-complex="13pt"/>
    </style:style>
    <style:style style:name="T5" style:family="text">
      <style:text-properties fo:font-size="13pt" fo:font-style="italic" fo:background-color="#b6d7a8" loext:char-shading-value="0" style:font-size-asian="13pt" style:font-style-asian="italic" style:font-size-complex="13pt"/>
    </style:style>
    <style:style style:name="T6" style:family="text">
      <style:text-properties fo:font-size="13pt" fo:font-style="italic" style:text-underline-style="solid" style:text-underline-width="auto" style:text-underline-color="font-color" style:font-size-asian="13pt" style:font-style-asian="italic" style:font-size-complex="13pt"/>
    </style:style>
    <style:style style:name="T7" style:family="text">
      <style:text-properties fo:font-size="13pt" fo:background-color="#d5a6bd" loext:char-shading-value="0" style:font-size-asian="13pt" style:font-size-complex="13pt"/>
    </style:style>
    <style:style style:name="T8" style:family="text">
      <style:text-properties fo:font-size="13pt" fo:background-color="#b6d7a8" loext:char-shading-value="0" style:font-size-asian="13pt" style:font-size-complex="13pt"/>
    </style:style>
    <style:style style:name="T9"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DOCUMENTO DI VISIONE</text:span></text:p>
      <text:p text:style-name="P1"/>
      <text:p text:style-name="Standard"><text:span text:style-name="T2">INTRODUZIONE</text:span></text:p>
      <text:p text:style-name="Standard"><text:span text:style-name="T3">Il software in questione è progettato per aiutare a gestire un laboratorio di olfattometria.</text:span></text:p>
      <text:p text:style-name="Standard"><text:span text:style-name="T3">Consente l’organizzazione delle sedute di analisi olfattometriche e permette il monitoraggio giornaliero dei campioni (ricevuti dalle aziende esterne), delle attività lavorative dei panelisti e di un magazzino di forniture.</text:span></text:p>
      <text:p text:style-name="Standard"><text:span text:style-name="T3">Il programma vuole ottimizzare le operazioni quotidiane del laboratorio, migliorare l’organizzazione e offrire una gestione centralizzata di prenotazioni, campioni, risultati e retribuzioni.</text:span></text:p>
      <text:p text:style-name="P1"/>
      <text:p text:style-name="Standard"><text:span text:style-name="T2">LOGIN UTENTE</text:span></text:p>
      <text:p text:style-name="Standard"><text:span text:style-name="T3">Al momento dell’assunzione, l’azienda invierà agli operatori le credenziali (username e password) con cui accedere alla piattaforma. Tramite il login, l’applicazione riconosce la tipologia di utente: panel leader o operatore. L’operatore può svolgere due funzioni: insaccatore o panelista</text:span><text:span text:style-name="T4">. </text:span><text:span text:style-name="T3">In base alla tipologia di utente si potrà accedere a funzionalità differenti dell’applicazione.</text:span><text:span text:style-name="T4"> </text:span></text:p>
      <text:p text:style-name="P2"/>
      <text:p text:style-name="Standard"><text:span text:style-name="T2">GESTIONE TURNI <text:line-break/></text:span><text:span text:style-name="T3">La gestione dei turni si differenzia secondo la tipologia di operatore:</text:span></text:p>
      <text:list xml:id="list489842461" text:style-name="WWNum2">
        <text:list-item>
          <text:p text:style-name="P3"><text:span text:style-name="T4">PANELISTA</text:span></text:p>
        </text:list-item>
      </text:list>
      <text:p text:style-name="P5"><text:span text:style-name="T7">Ogni giorno l’azienda conosce il numero di campioni da dover analizzare e distribuire tra i turni di lavoro del giorno successivo, quando arrivano fisicamente i campioni di interesse. (modificare?)</text:span></text:p>
      <text:p text:style-name="P5"><text:span text:style-name="T3">Il panel leader ha il compito di organizzare questi turni: inserisce il numero di campioni da analizzare, mentre</text:span><text:span text:style-name="T8"> il software pensa a creare in modo automatico le sedute di analisi opportune fino ad esaurimento campioni, essendo a conoscenza del numero di campioni da analizzare in un intervallo di tempo. (</text:span><text:span text:style-name="T5">capire se il software definsce i turni o è il panel leader)</text:span><text:span text:style-name="T4"> </text:span><text:span text:style-name="T3">Quest’ultimi sono distribuiti su un certo numero di macchinari disponibili. I turni sono, quindi, differenziati secondo il tipo di macchinario e l’orario di analisi prestabiliti. Si potranno eseguire sedute in parallelo su macchinari diversi e nella stessa fascia oraria. </text:span></text:p>
      <text:p text:style-name="P6"/>
      <text:p text:style-name="P5"><text:span text:style-name="T3">Una volta che i panel vengono pubblicati dal panel leader, gli operatori interessati avranno un intervallo di tempo a disposizione per prenotarsi scegliendo l’orario di preferenza. Ogni panelista può selezionare più orari disponibili e, successivamente, il software penserà ad assegnare i turni in base alle preferenze indicate. I panelisti vengono scelti dando priorità a coloro che hanno una percentuale di ore lavorative minore. Al termine del tempo di prenotazione, il software pubblicherà l’elenco degli operatori distribuiti secondo la fascia oraria e il macchinario operativo.</text:span></text:p>
      <text:p text:style-name="P6"/>
      <text:p text:style-name="P5"><text:span text:style-name="T3">Il software dovrà essere in grado di gestire una possibile cancellazione (da parte dell’operatore) della prenotazione dal panel entro un orario limite, prima dell’inizio della seduta. In seguito alla cancellazione, il software manderà un messaggio d’avviso agli altri operatori disponibili ( esclusi quelli prenotati nella fascia oraria interessata) che gli avvertirà dell’apertura di un nuovo sondaggio temporaneo per trovare il sostituto. </text:span></text:p>
      <text:p text:style-name="P6"/>
      <text:list xml:id="list995299730" text:style-name="WWNum1">
        <text:list-item>
          <text:p text:style-name="P4"><text:span text:style-name="T4">INSACCATORE<text:line-break/></text:span><text:span text:style-name="T3">L’operatore interessato avrà accesso a una sezione all’interno dell'applicazione in cui potrà prenotarsi ai turni per preparare le sacche. La prenotazione è gestita in maniera settimanale: durante ogni weekend si potranno prenotare i turni della settimana successiva scegliendo gli slot disponibili secondo un calendario prestabilito. Ogni insaccatore ha a disposizione un numero limitato di ore di lavoro settimanali, prestabilite dal panel leader, il quale definisce anche la minima durata di lavoro (30 min,1h, 1h 30min, 2 ore, ecc…) per slot.</text:span></text:p>
        </text:list-item>
      </text:list>
      <text:p text:style-name="P5"><text:span text:style-name="T3">In questo caso, la precedenza ai turni di lavoro è gestita rispettando l’ordine cronologico delle prenotazioni eseguite agli slot. </text:span></text:p>
      <text:p text:style-name="P5"><text:span text:style-name="T3">L’eventuale cancellazione del turno sarà gestita con il semplice svuotamento dello slot nel calendario da parte dell’operatore. </text:span></text:p>
      <text:p text:style-name="P1"/>
      <text:p text:style-name="Standard"><text:span text:style-name="T6">GESTIONE DEL MATERIALE</text:span></text:p>
      <text:p text:style-name="Standard"><text:span text:style-name="T3">Al termine del proprio turno di lavoro, gli insaccatori avranno a disposizione una sezione nell’app in cui dovranno caricare il numero di sacche realizzate e il quantitativo di materiale usato per tenere aggiornato il registro delle forniture aziendali, monitorabile dal panel leader. <text:tab/></text:span></text:p>
      <text:p text:style-name="Standard"><text:soft-page-break/><text:span text:style-name="T3">Inoltre, il software implementa un sistema di avviso sull’esaurimento delle risorse per l’insaccamento. Il panel leader riceverà l’avviso e verranno bloccati i turni di prenotazione finché non verrà fornito il materiale necessario. </text:span></text:p>
      <text:p text:style-name="P2"/>
      <text:p text:style-name="Standard"><text:span text:style-name="T6">ANALISI CAMPIONE</text:span></text:p>
      <text:p text:style-name="Standard"><text:span text:style-name="T3">Nel giorno delle analisi olfattometriche il laboratorio riceverà da fuori i campioni da analizzare, tutti identificati da un codice univoco. Sarà compito dei panel leader, attraverso il sw, caricarli </text:span><text:span text:style-name="T4">in un database. </text:span><text:span text:style-name="T3">All’ inizio di ogni seduta di analisi, il panel leader sceglierà dalla propria lista il campione da analizzare, nel mentre viene registrato in automatico l’orario di inizio della seduta. Alla fine della seduta, sarà sempre compito del panel leader registrare il numero di gradazione e l’orario di fine analisi. Questo comporta anche l’aggiornamento della lista dei campioni rimanenti da analizzare. </text:span></text:p>
      <text:p text:style-name="P1"/>
      <text:p text:style-name="Standard"><text:span text:style-name="T6">CONTABILIZZAZIONE ORE DI LAVORO</text:span></text:p>
      <text:p text:style-name="Standard"><text:span text:style-name="T3">Prima dell’inizio di ogni seduta di analisi, sarà compito del panel leader confermare la presenza o meno dei panelisti selezionati secondo i panel pubblicati il giorno prima. Questa operazione permetterà al software di aggiornare le ore di lavoro degli operatori e contabilizzare il loro stipendio mensile in modo automatico (in base al tot ore effettuate). Il software, quindi, avrà a disposizione una sezione che permetterà agli operatori la visualizzazione delle proprie ore di lavoro conseguite, e dello stipendio ottenuto fino a quel momento. </text:span></text:p>
      <text:p text:style-name="Standard"><text:span text:style-name="T9"><text:line-break/></text:span></text:p>
      <text:p text:style-name="Standard"/>
      <text:p text:style-name="Standard"/>
      <text:p text:style-name="Standard"/>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erriweather" svg:font-family="Merriweath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4" meta:word-count="787" meta:character-count="5460" meta:non-whitespace-character-count="4686"/>
    <meta:generator>LibreOfficeDev/6.0.5.2$Linux_X86_64 LibreOffice_project/</meta:generator>
  </office:meta>
</office:document-meta>
</file>